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ccff66" draw:fill-image-width="1cm" draw:fill-image-height="1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cool-title">
      <style:graphic-properties draw:auto-grow-height="true" fo:min-height="3.506cm"/>
    </style:style>
    <style:style style:name="pr2" style:family="presentation" style:parent-style-name="lyt-cool-subtitle">
      <style:graphic-properties draw:fill-color="#ffffff" draw:auto-grow-height="true" fo:min-height="10.667cm"/>
    </style:style>
    <style:style style:name="pr3" style:family="presentation" style:parent-style-name="lyt-cool-notes">
      <style:graphic-properties draw:fill-color="#ffffff" draw:auto-grow-height="true" fo:min-height="11.409cm"/>
    </style:style>
    <style:style style:name="pr4" style:family="presentation" style:parent-style-name="lyt-cool-title">
      <style:graphic-properties fo:min-height="3.506cm"/>
    </style:style>
    <style:style style:name="pr5" style:family="presentation" style:parent-style-name="lyt-cool-outline1">
      <style:graphic-properties fo:min-height="15.215cm"/>
    </style:style>
    <style:style style:name="pr6" style:family="presentation" style:parent-style-name="lyt-cool-notes">
      <style:graphic-properties draw:fill-color="#ffffff" fo:min-height="11.409cm"/>
    </style:style>
    <style:style style:name="pr7" style:family="presentation" style:parent-style-name="lyt-cool-outline1">
      <style:graphic-properties fo:min-height="13.229cm"/>
    </style:style>
    <style:style style:name="P1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2" style:family="paragraph">
      <style:paragraph-properties fo:margin-top="0.212cm" fo:margin-bottom="0cm"/>
    </style:style>
    <style:style style:name="P3" style:family="paragraph">
      <style:paragraph-properties>
        <style:tab-stops>
          <style:tab-stop style:position="0cm"/>
        </style:tab-stops>
      </style:paragraph-properties>
    </style:style>
    <style:style style:name="P4" style:family="paragraph">
      <style:paragraph-properties>
        <style:tab-stops>
          <style:tab-stop style:position="0cm"/>
        </style:tab-stops>
      </style:paragraph-properties>
      <style:text-properties fo:font-size="24pt" style:font-size-asian="24pt" style:font-size-complex="24pt"/>
    </style:style>
    <style:style style:name="P5" style:family="paragraph">
      <style:paragraph-properties>
        <style:tab-stops>
          <style:tab-stop style:position="0.079cm"/>
        </style:tab-stops>
      </style:paragraph-properties>
      <style:text-properties fo:font-size="24pt" style:font-size-asian="24pt" style:font-size-complex="24pt"/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495057" style:text-outline="false" style:text-line-through-style="none" fo:font-family="SegoeUIVariable, SegoeUI" fo:font-size="22pt" fo:font-style="normal" fo:text-shadow="none" style:text-underline-style="none" fo:font-weight="bold" style:letter-kerning="true" style:font-family-asian="'Microsoft YaHei'" style:font-family-generic-asian="system" style:font-pitch-asian="variable" style:font-size-asian="22pt" style:font-style-asian="normal" style:font-weight-asian="bold" style:font-family-complex="'Lucida Sans'" style:font-family-generic-complex="system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family="SegoeUIVariable, SegoeUI" fo:font-size="24pt" style:font-size-asian="24pt" style:font-size-complex="24pt"/>
    </style:style>
    <style:style style:name="T4" style:family="text">
      <style:text-properties fo:font-family="SegoeUIVariable, SegoeUI" fo:font-size="10.5pt"/>
    </style:style>
    <style:style style:name="T5" style:family="text">
      <style:text-properties fo:color="#495057" fo:font-family="SegoeUIVariable, SegoeUI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495057" fo:font-family="SegoeUIVariable, SegoeUI" fo:font-size="24pt" style:font-size-asian="24pt" style:font-size-complex="24pt"/>
    </style:style>
    <style:style style:name="T7" style:family="text">
      <style:text-properties fo:font-family="SegoeUIVariable, SegoeUI" fo:font-size="24pt" fo:font-weight="bold" style:font-size-asian="24pt" style:font-weight-asian="bold" style:font-size-complex="24pt" style:font-weight-complex="bold"/>
    </style:style>
    <style:style style:name="T8" style:family="text">
      <style:text-properties style:use-window-font-color="true" style:text-outline="false" style:text-line-through-style="none" fo:font-family="SegoeUIVariable, SegoeUI" fo:font-size="24pt" fo:font-style="normal" fo:text-shadow="none" style:text-underline-style="none" fo:font-weight="bold" style:letter-kerning="true" style:font-family-asian="'Microsoft YaHei'" style:font-family-generic-asian="system" style:font-pitch-asian="variable" style:font-size-asian="24pt" style:font-style-asian="normal" style:font-weight-asian="bold" style:font-family-complex="'Lucida Sans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fo:font-family="SegoeUIVariable, SegoeUI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4pt" style:font-size-asian="24pt" style:font-size-complex="24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Data Warehouse (DWH)</text:p>
          </draw:text-box>
        </draw:frame>
        <draw:frame presentation:style-name="pr2" draw:text-style-name="P1" draw:layer="layout" svg:width="17.769cm" svg:height="10.667cm" svg:x="6.031cm" svg:y="6.4cm" presentation:class="subtitle" presentation:user-transformed="true">
          <draw:text-box>
            <text:p text:style-name="P1"><text:span text:style-name="T1"><text:s/></text:span><text:span text:style-name="T2">Un Data Warehouse, que en español significa “almacén de datos”, es un sistema diseñado para recopilar, administrar y transformar grandes volúmenes de datos.</text:span><text:span text:style-name="T1"> 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3" draw:master-page-name="lyt-cool" presentation:presentation-page-layout-name="AL2T1">
        <office:forms form:automatic-focus="false" form:apply-design-mode="false"/>
        <draw:frame presentation:style-name="pr4" draw:layer="layout" svg:width="23.911cm" svg:height="3.506cm" svg:x="2.058cm" svg:y="0.694cm" presentation:class="title" presentation:user-transformed="true">
          <draw:text-box>
            <text:p>DWH</text:p>
          </draw:text-box>
        </draw:frame>
        <draw:frame presentation:style-name="pr5" draw:layer="layout" svg:width="23.911cm" svg:height="15.215cm" svg:x="2.2cm" svg:y="5.185cm" presentation:class="outline" presentation:user-transformed="true">
          <draw:text-box>
            <text:p text:style-name="P2"/>
            <text:p text:style-name="P3"><text:span text:style-name="T3">Recopilación y Transformación: El Data Warehouse toma datos en bruto de diferentes sistemas (bases de datos operativas, archivos, etc.) y los transforma para que sean coherentes y compatibles. Esto implica limpiarlos, normalizarlos y organizarlos.</text:span></text:p>
            <text:p text:style-name="P3"><text:span text:style-name="T3">Integración: Una de las funciones clave del Data Warehouse es integrar datos de múltiples fuentes. Por ejemplo, puede combinar información de ventas con datos de inventario y recursos humanos. Esto permite obtener una visión más completa y contextualizada.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2T1">
        <office:forms form:automatic-focus="false" form:apply-design-mode="false"/>
        <draw:frame presentation:style-name="pr4" draw:layer="layout" svg:width="23.911cm" svg:height="3.506cm" svg:x="2.058cm" svg:y="1.543cm" presentation:class="title">
          <draw:text-box>
            <text:p>DWH</text:p>
          </draw:text-box>
        </draw:frame>
        <draw:frame presentation:style-name="pr7" draw:text-style-name="P6" draw:layer="layout" svg:width="23.911cm" svg:height="13.229cm" svg:x="2.058cm" svg:y="5.838cm" presentation:class="outline" presentation:user-transformed="true">
          <draw:text-box>
            <text:p text:style-name="P4"><text:span text:style-name="T3">Acceso y Análisis: Una vez que los datos están en el Data Warehouse, los usuarios pueden acceder a ellos fácilmente. Aquí es donde entra en juego el análisis. Las herramientas de Business Intelligence (BI) se conectan al Data Warehouse para generar informes, gráficos y visualizaciones. Esto ayuda a tomar decisiones informadas.</text:span></text:p>
            <text:p text:style-name="P5"><text:span text:style-name="T3">Datos Históricos: A diferencia de las bases de datos operativas, que se centran en datos actuales, el Data Warehouse también almacena  datos históricos. Esto es crucial para analizar tendencias a lo largo del tiempo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2T1">
        <office:forms form:automatic-focus="false" form:apply-design-mode="false"/>
        <draw:frame presentation:style-name="pr4" draw:layer="layout" svg:width="23.911cm" svg:height="3.506cm" svg:x="2.058cm" svg:y="1.543cm" presentation:class="title">
          <draw:text-box>
            <text:p>Data Mining</text:p>
          </draw:text-box>
        </draw:frame>
        <draw:frame presentation:style-name="pr7" draw:layer="layout" svg:width="23.911cm" svg:height="13.229cm" svg:x="2.058cm" svg:y="5.838cm" presentation:class="outline">
          <draw:text-box>
            <text:list text:style-name="L3">
              <text:list-header>
                <text:p>El Data Mining ó minería de datos es un proceso automático o semiautomático, que analiza grandes cantidades de información dispersa para darle sentido y convertirla en conocimiento. </text:p>
              </text:list-header>
              <text:list-item>
                <text:p>Busca anomalías, patrones o correlaciones entre datos-registros para predecir resultado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2T1">
        <office:forms form:automatic-focus="false" form:apply-design-mode="false"/>
        <draw:frame presentation:style-name="pr4" draw:layer="layout" svg:width="23.911cm" svg:height="3.506cm" svg:x="2.058cm" svg:y="1.543cm" presentation:class="title">
          <draw:text-box>
            <text:p>Data Mining</text:p>
          </draw:text-box>
        </draw:frame>
        <draw:frame presentation:style-name="pr7" draw:text-style-name="P6" draw:layer="layout" svg:width="23.911cm" svg:height="13.229cm" svg:x="2.058cm" svg:y="5.838cm" presentation:class="outline">
          <draw:text-box>
            <text:p text:style-name="P6"><text:span text:style-name="T5">Definición de Objetivos de Negocio</text:span><text:span text:style-name="T6">: Antes de comenzar, se debe definir claramente los objetivos del proyecto. Esto ayuda a dar forma a las preguntas y parámetros del análisis.</text:span></text:p>
            <text:p text:style-name="P4"><text:span text:style-name="T7">Preparación de Datos</text:span><text:span text:style-name="T3">: Se limpian, transforman y organizan los datos para que sean aptos para el análisis.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2T1">
        <office:forms form:automatic-focus="false" form:apply-design-mode="false"/>
        <draw:frame presentation:style-name="pr4" draw:layer="layout" svg:width="23.911cm" svg:height="3.506cm" svg:x="2.058cm" svg:y="1.543cm" presentation:class="title">
          <draw:text-box>
            <text:p>Data Mining</text:p>
          </draw:text-box>
        </draw:frame>
        <draw:frame presentation:style-name="pr7" draw:layer="layout" svg:width="23.911cm" svg:height="13.229cm" svg:x="2.058cm" svg:y="5.838cm" presentation:class="outline">
          <draw:text-box>
            <text:p text:style-name="P3"><text:span text:style-name="T7">Construcción de Modelos y Minería de Patrones</text:span><text:span text:style-name="T3">: <text:s/>Aplicar <text:s/>algoritmos para descubrir patrones, clasificar datos y predecir resultados.</text:span></text:p>
            <text:p><text:span text:style-name="T8">Evaluación de Resultados e Implementación de Conocimientos</text:span><text:span text:style-name="T9">: Se evalúan los resultados obtenidos y se aplican los conocimientos extraídos.</text:span> </text:p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2T1">
        <office:forms form:automatic-focus="false" form:apply-design-mode="false"/>
        <draw:frame presentation:style-name="pr4" draw:layer="layout" svg:width="23.911cm" svg:height="3.506cm" svg:x="2.058cm" svg:y="1.543cm" presentation:class="title">
          <draw:text-box>
            <text:p>ETL</text:p>
          </draw:text-box>
        </draw:frame>
        <draw:frame presentation:style-name="pr7" draw:layer="layout" svg:width="23.911cm" svg:height="13.229cm" svg:x="2.058cm" svg:y="5.838cm" presentation:class="outline">
          <draw:text-box>
            <text:p text:style-name="P3"><text:span text:style-name="T3">Extracción, transformación y carga (ETL) es el proceso consistente en combinar datos de diferentes orígenes un gran repositorio central llamado almacenamiento de datos. ETL utiliza un conjunto de reglas para limpiar y organizar datos en bruto y prepararlos para el almacenamiento, el análisis de datos y el machine learning (ML). Se utilizan para cubrir necesidades de inteligencia de organizaciones específicas mediante análisis de datos (como la predicción del resultado de decisiones organizacionales, la generación de informes y paneles, la reducción de la ineficacia operativa, entre otro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7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2T1">
        <office:forms form:automatic-focus="false" form:apply-design-mode="false"/>
        <draw:frame presentation:style-name="pr4" draw:layer="layout" svg:width="23.911cm" svg:height="3.506cm" svg:x="2.058cm" svg:y="1.543cm" presentation:class="title">
          <draw:text-box>
            <text:p>ETL</text:p>
          </draw:text-box>
        </draw:frame>
        <draw:frame presentation:style-name="pr7" draw:layer="layout" svg:width="23.911cm" svg:height="13.229cm" svg:x="2.058cm" svg:y="5.838cm" presentation:class="outline">
          <draw:text-box>
            <text:p><text:span text:style-name="T8">Extracción</text:span><text:span text:style-name="T9"> (Extract): En esta fase, los datos se  extraen  de diversas fuentes, como bases de datos, archivos planos, APIs o sistemas heredados. Es como recoger ingredientes de diferentes despensas antes de cocinar una deliciosa receta. Los datos extraídos pueden ser brutos o semiestructurados.</text:span>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8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2T1">
        <office:forms form:automatic-focus="false" form:apply-design-mode="false"/>
        <draw:frame presentation:style-name="pr4" draw:layer="layout" svg:width="23.911cm" svg:height="3.506cm" svg:x="2.058cm" svg:y="1.543cm" presentation:class="title">
          <draw:text-box>
            <text:p>ETL</text:p>
          </draw:text-box>
        </draw:frame>
        <draw:frame presentation:style-name="pr7" draw:layer="layout" svg:width="23.911cm" svg:height="13.597cm" svg:x="2.058cm" svg:y="5.838cm" presentation:class="outline" presentation:user-transformed="true">
          <draw:text-box>
            <text:p text:style-name="P3"><text:span text:style-name="T7">Transformación</text:span><text:span text:style-name="T3"> (Transform): <text:s/>Los datos extraídos se someten a una serie de  transformaciones  para que sean coherentes, limpios y útiles.</text:span></text:p>
            <text:p text:style-name="P3"><text:span text:style-name="T3">En el contexto del ETL, las transformaciones pueden incluir:</text:span></text:p>
            <text:p text:style-name="P3"><text:span text:style-name="T10">Limpieza de datos: Eliminar duplicados, corregir errores, llenar valores faltantes.</text:span></text:p>
            <text:p text:style-name="P3"><text:span text:style-name="T10">Normalización: Asegurarse de que los datos sigan un formato estándar.</text:span></text:p>
            <text:p text:style-name="P3"><text:span text:style-name="T10">Agregación: Resumir datos para obtener una visión más amplia.</text:span></text:p>
            <text:p text:style-name="P3"><text:span text:style-name="T10">Enriquecimiento: Combinar datos con información adicional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9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4" draw:master-page-name="lyt-cool" presentation:presentation-page-layout-name="AL2T1">
        <office:forms form:automatic-focus="false" form:apply-design-mode="false"/>
        <draw:frame presentation:style-name="pr4" draw:layer="layout" svg:width="23.911cm" svg:height="3.506cm" svg:x="2.058cm" svg:y="1.543cm" presentation:class="title">
          <draw:text-box>
            <text:p>ETL</text:p>
          </draw:text-box>
        </draw:frame>
        <draw:frame presentation:style-name="pr7" draw:layer="layout" svg:width="23.911cm" svg:height="13.229cm" svg:x="2.058cm" svg:y="5.838cm" presentation:class="outline" presentation:user-transformed="true">
          <draw:text-box>
            <text:p text:style-name="P3"><text:span text:style-name="T7">Carga (Load)</text:span><text:span text:style-name="T3">: Finalmente, los datos transformados se cargan en un almacén de datos ó sistema de destino). <text:s/>Aquí se establece la estructura adecuada para que los datos estén disponibles para consultas y análisis.</text:span></text:p>
            <text:p><text:span text:style-name="T10"><text:s text:c="2"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0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Símbolos_20_de_20_numeración" style:display-name="Símbolos de numeración" style:family="graphic">
      <style:paragraph-properties style:text-autospace="none"/>
    </style:style>
    <style:style style:name="Vi_3f_etas" style:display-name="Vi?eta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Predeterminado-background" style:family="presentation">
      <style:graphic-properties draw:stroke="none" draw:fill="solid" draw:fill-color="#ccff66" draw:fill-image-width="1cm" draw:fill-image-height="1cm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ccff6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ccff6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cool" style:page-layout-name="PM1" draw:style-name="Mdp1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116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116cm"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berto Filardi</meta:initial-creator>
    <meta:creation-date>2023-01-25T12:58:45.59</meta:creation-date>
    <meta:editing-duration>PT2H23M5S</meta:editing-duration>
    <meta:editing-cycles>8</meta:editing-cycles>
    <dc:date>2024-09-02T12:09:58.50</dc:date>
    <dc:creator>Roberto Filardi</dc:creator>
    <meta:generator>OpenOffice/4.1.13$Win32 OpenOffice.org_project/4113m1$Build-9810</meta:generator>
    <meta:document-statistic meta:object-count="69"/>
  </office:meta>
</office:document-meta>
</file>